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2.129cm" table:align="margins" style:writing-mode="lr-tb"/>
    </style:style>
    <style:style style:name="Tabela3.A" style:family="table-column">
      <style:table-column-properties style:column-width="2.45cm" style:rel-column-width="13240*"/>
    </style:style>
    <style:style style:name="Tabela3.B" style:family="table-column">
      <style:table-column-properties style:column-width="9.678cm" style:rel-column-width="52295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3.B1" style:family="table-cell">
      <style:table-cell-properties fo:padding-left="0.191cm" fo:padding-right="0.191cm" fo:padding-top="0cm" fo:padding-bottom="0cm" fo:border="0.018cm solid #000000"/>
    </style:style>
    <style:style style:name="Tabela3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3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7" style:family="table-row">
      <style:table-row-properties style:min-row-height="0.612cm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Asset">
      <style:text-properties fo:font-size="2pt" style:font-size-asian="1.75pt" style:font-size-complex="2pt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et">
      <style:text-properties fo:font-size="2pt" style:font-size-asian="1.75pt" style:font-size-complex="2pt"/>
    </style:style>
    <style:style style:name="P7" style:family="paragraph" style:parent-style-name="Ass_5f_Id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P8" style:family="paragraph" style:parent-style-name="Component_5f_Asset" style:master-page-name="Standard">
      <style:paragraph-properties style:page-number="auto"/>
    </style:style>
    <style:style style:name="P9" style:family="paragraph" style:parent-style-name="AssRI_5f_I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urier New2" fo:font-size="10pt" style:font-name-asian="Courier New2" style:font-size-asian="10pt" style:font-name-complex="Courier New2" style:font-size-complex="10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FinalSeacher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7">&lt;http://purl.org/dcc/pt.c03ensaios.denisecamila.FinalGraphic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Denise Giubilei, Camila Pelizaro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Displays on screen a graphic interface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AssPI_5f_Title">IFinalSearcher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7">&lt;http://purl.org/dcc/pt.c03ensaios.denisecamila.IFinalGraphic&gt;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etPI_5f_Description">Contains the method exibe(), which is meant to display on screen a graphic interface with extra functions related to the received parameter (animal name).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ela2.A2" office:value-type="string">
                  <text:p text:style-name="Label_5f_Asset"/>
                </table:table-cell>
                <table:table-cell table:style-name="Tabela2.B2" office:value-type="string">
                  <text:p text:style-name="AssPI_5f_Title"/>
                </table:table-cell>
              </table:table-row>
              <table:table-row>
                <table:table-cell table:style-name="Tabela2.A2" office:value-type="string">
                  <text:p text:style-name="Label_5f_Asset"/>
                </table:table-cell>
                <table:table-cell table:style-name="Tabela2.B2" office:value-type="string">
                  <text:p text:style-name="AssPI_5f_Id"/>
                </table:table-cell>
              </table:table-row>
              <table:table-row>
                <table:table-cell table:style-name="Tabela2.A2" office:value-type="string">
                  <text:p text:style-name="Label_5f_Asset"/>
                </table:table-cell>
                <table:table-cell table:style-name="Tabela2.B2" office:value-type="string">
                  <text:p text:style-name="AssetP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RInterfaces">Required</text:p>
            <text:p text:style-name="Ass_5f_RInterfaces">Interfaces</text:p>
          </table:table-cell>
          <table:table-cell table:style-name="Tabela1.B6" office:value-type="string">
            <text:p text:style-name="AssM_5f_Description"/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Label_5f_Asset">Title</text:p>
                </table:table-cell>
                <table:table-cell table:style-name="Tabela3.B1" office:value-type="string">
                  <text:p text:style-name="AssRI_5f_Title">ISearcher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P7">&lt;http://purl.org/dcc/pt.c03ensaios.relu.ISearcher&gt;</text:p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AssRI_5f_Description">Web searches the animal</text:p>
                </table:table-cell>
              </table:table-row>
              <table:table-row>
                <table:table-cell table:style-name="Tabela3.B2" table:number-columns-spanned="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ela3.A2" office:value-type="string">
                  <text:p text:style-name="Label_5f_Asset">Title</text:p>
                </table:table-cell>
                <table:table-cell table:style-name="Tabela3.B2" office:value-type="string">
                  <text:p text:style-name="AssRI_5f_Title">IAnimalPix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P9">&lt;http://purl.org/dcc/pt.c03ensaios.afinder.animalpix.AnimalPix&gt;</text:p>
                </table:table-cell>
              </table:table-row>
              <table:table-row table:style-name="Tabela3.7"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AssRI_5f_Description">Shows an image of the animal</text:p>
                </table:table-cell>
              </table:table-row>
              <table:table-row>
                <table:table-cell table:style-name="Tabela3.A2" office:value-type="string">
                  <text:p text:style-name="Label_5f_Asset">Title</text:p>
                </table:table-cell>
                <table:table-cell table:style-name="Tabela3.B2" office:value-type="string">
                  <text:p text:style-name="AssRI_5f_Title">IFileGUIComponent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P9">&lt;http://purl.org/dcc/pt.c03ensaios.fabsouza.FileGUIComponent.IFileGUIComponent&gt;</text:p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AssM_5f_Description">Register form for new animals</text:p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21T09:55:42.48</dc:date>
    <meta:editing-cycles>27</meta:editing-cycles>
    <meta:editing-duration>PT575H36M31S</meta:editing-duration>
    <meta:generator>BrOffice.org/3.2$Win32 OpenOffice.org_project/320m18$Build-9502</meta:generator>
    <meta:document-statistic meta:table-count="3" meta:image-count="0" meta:object-count="0" meta:page-count="1" meta:paragraph-count="38" meta:word-count="83" meta:character-count="847"/>
    <meta:user-defined meta:name="Template Id">http://purl.org/inloco/dcc/component-specification</meta:user-defined>
  </office:meta>
</office:document-meta>
</file>